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-B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k</text:p>
          </table:table-cell>
          <table:table-cell table:number-columns-repeated="4"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S-G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7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-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6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K-P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-Y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5"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tr" fo:country="T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19T10:34:43.752000000</meta:creation-date>
    <dc:date>2024-12-11T14:43:28.326002470</dc:date>
    <meta:editing-duration>PT16M54S</meta:editing-duration>
    <meta:editing-cycles>3</meta:editing-cycles>
    <meta:generator>LibreOffice/7.3.7.2$Linux_X86_64 LibreOffice_project/30$Build-2</meta:generator>
    <meta:document-statistic meta:table-count="1" meta:cell-count="66" meta:object-count="0"/>
  </office:meta>
</office:document-meta>
</file>